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1563in" fo:margin-left="-0.616in" fo:margin-right="-0.6153in" table:align="margins"/>
    </style:style>
    <style:style style:name="Table1.A" style:family="table-column">
      <style:table-column-properties style:column-width="1.4931in" style:rel-column-width="2150*"/>
    </style:style>
    <style:style style:name="Table1.B" style:family="table-column">
      <style:table-column-properties style:column-width="1.9236in" style:rel-column-width="2770*"/>
    </style:style>
    <style:style style:name="Table1.C" style:family="table-column">
      <style:table-column-properties style:column-width="1.3521in" style:rel-column-width="1947*"/>
    </style:style>
    <style:style style:name="Table1.D" style:family="table-column">
      <style:table-column-properties style:column-width="2.0639in" style:rel-column-width="2972*"/>
    </style:style>
    <style:style style:name="Table1.E" style:family="table-column">
      <style:table-column-properties style:column-width="1.3236in" style:rel-column-width="1906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E2" style:family="table-cell">
      <style:table-cell-properties fo:padding="0.0382in" fo:border-left="0.0007in solid #000000" fo:border-right="0.0007in solid #000000" fo:border-top="none" fo:border-bottom="none"/>
    </style:style>
    <style:style style:name="Table1.A10" style:family="table-cell">
      <style:table-cell-properties fo:padding="0.0382in" fo:border-left="0.0007in solid #000000" fo:border-right="none" fo:border-top="none" fo:border-bottom="0.0007in solid #000000"/>
    </style:style>
    <style:style style:name="Table1.E10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Verdana" fo:font-size="10pt" style:font-size-asian="10pt" style:font-size-complex="10pt"/>
    </style:style>
    <style:style style:name="P5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able_20_Contents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text-properties style:font-name="Verdana" fo:font-size="10pt" style:font-size-asian="10pt" style:font-size-complex="10pt"/>
    </style:style>
    <style:style style:name="P12" style:family="paragraph" style:parent-style-name="Standard" style:list-style-name="L1">
      <style:text-properties fo:color="#231f20" style:font-name="Verdana" fo:font-size="10pt" style:font-name-asian="Times-Roman" style:font-size-asian="10pt" style:font-name-complex="Times-Roman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31f20" style:font-name-asian="Times-Roman" style:font-name-complex="Times-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e popular testing techniques:</text:p>
      <text:list xml:id="list43313080" text:style-name="L1">
        <text:list-item>
          <text:p text:style-name="P11">Static Testing: <text:s/>Static testing is used during preliminary investigation, design and analysis phases. This approach involves testing various kinds of documents such as UML Diagrams, specifications etc</text:p>
        </text:list-item>
      </text:list>
      <text:p text:style-name="P2"/>
      <text:list xml:id="list43323719" text:continue-numbering="true" text:style-name="L1">
        <text:list-item>
          <text:p text:style-name="P11">White box testing: <text:span text:style-name="T9">The objective of white box testing is to verify the correctness of the software’sstatements, code paths, conditions, loops, and data fl ow</text:span></text:p>
          <text:p text:style-name="P12"/>
        </text:list-item>
        <text:list-item>
          <text:p text:style-name="P11">Black box testing: T<text:span text:style-name="T9">he objective of black box testing is to verify the correctness of the software’s behavior that directly supports daily business activity. It involves <text:s/>testing output results, using various inputs. Does not deal with the source code</text:span></text:p>
        </text:list-item>
      </text:list>
      <text:p text:style-name="P2"/>
      <text:p text:style-name="P1">Testing Strategy</text:p>
      <text:p text:style-name="P3">Testing strategy involves using an intelligent combination of above testing technique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Artifact to be tested</text:p>
          </table:table-cell>
          <table:table-cell table:style-name="Table1.A1" office:value-type="string">
            <text:p text:style-name="P8">Objective of testing</text:p>
          </table:table-cell>
          <table:table-cell table:style-name="Table1.C1" table:number-columns-spanned="3" office:value-type="string">
            <text:p text:style-name="P8">Testing technique(s) use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Static Testing</text:p>
          </table:table-cell>
          <table:table-cell table:style-name="Table1.A2" office:value-type="string">
            <text:p text:style-name="P9">Whitebox Testing</text:p>
          </table:table-cell>
          <table:table-cell table:style-name="Table1.E2" office:value-type="string">
            <text:p text:style-name="P9">Blackbox testing</text:p>
          </table:table-cell>
        </table:table-row>
        <table:table-row>
          <table:table-cell table:style-name="Table1.A2" office:value-type="string">
            <text:p text:style-name="P4">UML Class diagram</text:p>
          </table:table-cell>
          <table:table-cell table:style-name="Table1.A2" office:value-type="string">
            <text:p text:style-name="P4">1. Relationships between classes should be logical </text:p>
            <text:p text:style-name="P4">2. Class's should successfully <text:s/>fulfill all their responsibilities</text:p>
            <text:p text:style-name="P4">3. Class methods and attributes should be named logically, so that <text:s/>the class diagram can be easily interpreted by others (for example, the development team)</text:p>
          </table:table-cell>
          <table:table-cell table:style-name="Table1.A2" table:number-rows-spanned="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Static testing should be used to identify incomplete, incorrect or conflicting information in the diagrams</text:p>
            <text:p text:style-name="P4"/>
            <text:p text:style-name="P4"><text:span text:style-name="T5">For this assignment,</text:span><text:span text:style-name="T2">Desk Checking method</text:span><text:span text:style-name="T5"> should be used to read, interpret &amp; statically test <text:s/>the diagrams.</text:span> 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ML Sequence Diagram</text:p>
          </table:table-cell>
          <table:table-cell table:style-name="Table1.A2" office:value-type="string">
            <text:p text:style-name="P4">1.Should reflect <text:s/>runtime interactions between various components of the system. The diagram should also <text:s/>reflect interactions between actors and the system</text:p>
            <text:p text:style-name="P4">2.The diagram must reflect order of interactions in a correct and logical way</text:p>
            <text:p text:style-name="P4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lass Name: Map</text:p>
          </table:table-cell>
          <table:table-cell table:style-name="Table1.A2" office:value-type="string">
            <text:p text:style-name="P5"><text:span text:style-name="T7">1. </text:span>readTowns(townFileName)</text:p>
            <text:p text:style-name="P4">1.a) To check if the function reads information from locations.txt file correctly</text:p>
            <text:p text:style-name="P4">1.b) To check if function creates <text:span text:style-name="T1">Town objects</text:span><text:span text:style-name="T4"> correctly, based on data read from locations.txt</text:span></text:p>
            <text:p text:style-name="P4"><text:soft-page-break/>2.<text:span text:style-name="T8">readRoads(roadFileName); </text:span></text:p>
            <text:p text:style-name="P4">2.a) To check if function reads information from roads.txt file correctly</text:p>
            <text:p text:style-name="P4">2.b) To check if function creates <text:span text:style-name="T1">Road object </text:span><text:span text:style-name="T4">correctly, based on data <text:s/>read from roads.txt.</text:span></text:p>
            <text:p text:style-name="P4"><text:span text:style-name="T4">2.c) <text:s/>To check if </text:span><text:span text:style-name="T1">Road objects</text:span><text:span text:style-name="T4"> created are properly assigned to the </text:span><text:span text:style-name="T1">Town</text:span><text:span text:style-name="T4"> objects they connect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<text:span text:style-name="T1">printData(String data) </text:span><text:span text:style-name="T4">function should be introduced, which prints each line read from the text file. This will help compare the output produced by program <text:s/>with the text file. This function should be called by </text:span><text:span text:style-name="T3">readTowns(townFileName)</text:span><text:span text:style-name="T6"> and </text:span><text:soft-page-break/><text:span text:style-name="T3">readRoads(roadFileName); methods, </text:span><text:span text:style-name="T6">as they read each line from text file</text:span></text:p>
          </table:table-cell>
          <table:table-cell table:style-name="Table1.E2" office:value-type="string">
            <text:p text:style-name="P4">Black box testing should be used to check if the desired output is produced by the functions</text:p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4">Class Name: Town</text:p>
          </table:table-cell>
          <table:table-cell table:style-name="Table1.A2" office:value-type="string">
            <text:p text:style-name="P6">If class attributes (name, latitude, longitude, roads) have been initialized correctly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A function <text:span text:style-name="T1">printTown()</text:span><text:span text:style-name="T4"> should be introduced in </text:span><text:span text:style-name="T1">Town class</text:span><text:span text:style-name="T4">, which prints details about each </text:span><text:span text:style-name="T1">Town object</text:span><text:span text:style-name="T4"> created. This </text:span><text:span text:style-name="T1">printTown()</text:span><text:span text:style-name="T4"> function should be called from </text:span><text:span text:style-name="T3">readTowns(String townFileName) </text:span><text:span text:style-name="T6">function, immediately after each </text:span><text:span text:style-name="T3">Town object</text:span><text:span text:style-name="T6"> is created &amp; initialized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lass Name: Roa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<text:span text:style-name="T4">A function </text:span><text:span text:style-name="T1">printRoad()</text:span><text:span text:style-name="T4"> should be introduced in </text:span><text:span text:style-name="T1">Road class</text:span><text:span text:style-name="T4">, which prints all the details about the road, which connects two towns. The function should also print names of the </text:span><text:span text:style-name="T1">Towns </text:span><text:span text:style-name="T4"><text:s/>that the </text:span><text:span text:style-name="T1">Road </text:span><text:span text:style-name="T4"><text:s/>connects. This function should be called from </text:span><text:span text:style-name="T1">readRoads(String fileName) </text:span><text:span text:style-name="T4">function, <text:s/>immediately after each </text:span><text:span text:style-name="T1">Road object</text:span><text:span text:style-name="T4"> is created &amp; initialized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lass Name: Route</text:p>
          </table:table-cell>
          <table:table-cell table:style-name="Table1.A2" office:value-type="string">
            <text:p text:style-name="P6">If route has been calculated properly or not. And to verify that there is no duplication of any leg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A function called <text:span text:style-name="T1">printRouteRoad()</text:span><text:span text:style-name="T4"> should be introduced, which loops through each </text:span><text:span text:style-name="T1">Road</text:span><text:span text:style-name="T4"> </text:span><text:span text:style-name="T1">object</text:span><text:span text:style-name="T4"> <text:s/>(contained by </text:span><text:span text:style-name="T1">Route object)</text:span><text:span text:style-name="T4"> and calls <text:s/></text:span><text:span text:style-name="T1">printRoad()</text:span><text:span text:style-name="T4"> function for each </text:span><text:span text:style-name="T1">Road object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lass Name: RouteCalc</text:p>
          </table:table-cell>
          <table:table-cell table:style-name="Table1.A2" office:value-type="string">
            <text:p text:style-name="P7"><text:span text:style-name="T4">If </text:span>Route objects <text:span text:style-name="T4">have been created and calculated properly or not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This class keeps a list of all <text:span text:style-name="T1">Route objects </text:span><text:span text:style-name="T4"><text:s/>created. So, a function called </text:span><text:span text:style-name="T1">printAllRoutes() </text:span><text:span text:style-name="T4">should be introduced, which loops </text:span><text:soft-page-break/><text:span text:style-name="T4">through each </text:span><text:span text:style-name="T1">Route object,</text:span><text:span text:style-name="T4"> and calls </text:span><text:span text:style-name="T1">printRouteRoad()</text:span><text:span text:style-name="T4"> method of each </text:span><text:span text:style-name="T1">Route object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10" office:value-type="string">
            <text:p text:style-name="P4">Entire System</text:p>
          </table:table-cell>
          <table:table-cell table:style-name="Table1.A10" office:value-type="string">
            <text:p text:style-name="P10">1. To check if the program can correctly calculate and display all possible routes between 2 towns, along with total distance of each route</text:p>
            <text:p text:style-name="P10"/>
            <text:p text:style-name="P10">2. To check if program correctly calculates shortest route</text:p>
          </table:table-cell>
          <table:table-cell table:style-name="Table1.A2" office:value-type="string">
            <text:p text:style-name="P4"/>
          </table:table-cell>
          <table:table-cell table:style-name="Table1.A10" office:value-type="string">
            <text:p text:style-name="P4"/>
          </table:table-cell>
          <table:table-cell table:style-name="Table1.E10" office:value-type="string">
            <text:p text:style-name="P4">1. Various combinations of origin and destination towns should be selected by running the program</text:p>
            <text:p text:style-name="P4"/>
            <text:p text:style-name="P4">2. The results should be noted down and compared against the data provided in the assignment brief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raaz Malak</meta:initial-creator>
    <meta:creation-date>2010-04-21T23:24:30.92</meta:creation-date>
    <dc:date>2010-04-29T23:22:02.24</dc:date>
    <dc:creator>Faraaz Malak</dc:creator>
    <meta:editing-duration>PT02H12M09S</meta:editing-duration>
    <meta:editing-cycles>9</meta:editing-cycles>
    <meta:generator>OpenOffice.org/3.2$Win32 OpenOffice.org_project/320m12$Build-9483</meta:generator>
    <meta:document-statistic meta:table-count="1" meta:image-count="0" meta:object-count="0" meta:page-count="3" meta:paragraph-count="47" meta:word-count="641" meta:character-count="4231"/>
  </office:meta>
</office:document-meta>
</file>